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rsid="0001fea7" officeooo:paragraph-rsid="0001fea7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cec13" officeooo:paragraph-rsid="000cec13"/>
    </style:style>
    <style:style style:name="P8" style:family="paragraph" style:parent-style-name="Standard">
      <style:paragraph-properties style:snap-to-layout-grid="false"/>
      <style:text-properties fo:font-weight="normal" officeooo:rsid="000cec13" officeooo:paragraph-rsid="000cec13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3b221" officeooo:paragraph-rsid="0003b221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cec13" officeooo:paragraph-rsid="000cec13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cec13" officeooo:paragraph-rsid="000cec13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cec13" officeooo:paragraph-rsid="000cec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cec13" style:font-weight-asian="normal" style:font-weight-complex="normal"/>
    </style:style>
    <style:style style:name="T4" style:family="text">
      <style:text-properties fo:font-weight="normal" officeooo:rsid="000ea771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7" style:family="text">
      <style:text-properties style:use-window-font-color="true" style:font-name="Times New Roman" officeooo:rsid="000cec13" style:font-name-asian="Times New Roman" style:font-name-complex="Times New Roman"/>
    </style:style>
    <style:style style:name="T8" style:family="text">
      <style:text-properties style:use-window-font-color="true" style:font-name="Times New Roman" officeooo:rsid="000ea771" style:font-name-asian="Times New Roman" style:font-name-complex="Times New Roman"/>
    </style:style>
    <style:style style:name="T9" style:family="text">
      <style:text-properties style:use-window-font-color="true" style:font-name="Times New Roman" officeooo:rsid="0010810e" style:font-name-asian="Times New Roman" style:font-name-complex="Times New Roman"/>
    </style:style>
    <style:style style:name="T10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officeooo:rsid="00088ef7"/>
    </style:style>
    <style:style style:name="T13" style:family="text">
      <style:text-properties style:use-window-font-color="true" style:font-name="Times New Roman" officeooo:rsid="000ea771"/>
    </style:style>
    <style:style style:name="T14" style:family="text">
      <style:text-properties officeooo:rsid="000cec13"/>
    </style:style>
    <style:style style:name="T15" style:family="text">
      <style:text-properties officeooo:rsid="000d962e"/>
    </style:style>
    <style:style style:name="T16" style:family="text">
      <style:text-properties officeooo:rsid="000ea771"/>
    </style:style>
    <style:style style:name="T17" style:family="text">
      <style:text-properties officeooo:rsid="001081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Buscar </text:span><text:span text:style-name="T4">Proyecto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7">CU.A.07.0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2">Administrador de sistema. </text:span></text:span><text:span text:style-name="UC_5f_NormalAzul_20_Car"><text:span text:style-name="T13">Administrador de Proyect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0">Objetivo:</text:span></text:span><text:span text:style-name="UC_5f_NormalAzul_20_Car"><text:span text:style-name="T5"> </text:span></text:span><text:span text:style-name="UC_5f_NormalAzul_20_Car"><text:span text:style-name="T7">Desplegar una lista de </text:span></text:span><text:span text:style-name="UC_5f_NormalAzul_20_Car"><text:span text:style-name="T8">proyectos</text:span></text:span><text:span text:style-name="UC_5f_NormalAzul_20_Car"><text:span text:style-name="T7"> que coincidan con los criterios de </text:span></text:span><text:span text:style-name="UC_5f_NormalAzul_20_Car"><text:span text:style-name="T9">búsqued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10">Pre-</text:span></text:span><text:span text:style-name="UC_5f_NormalAzul_20_Car"><text:span text:style-name="T11">C</text:span></text:span><text:span text:style-name="UC_5f_NormalAzul_20_Car"><text:span text:style-name="T10">ondiciones:</text:span></text:span><text:span text:style-name="UC_5f_NormalAzul_20_Car"><text:span text:style-name="T5"> </text:span></text:span><text:span text:style-name="UC_5f_NormalAzul_20_Car"><text:span text:style-name="T6">El actor debe estar logueado como Administrador del Sistema, </text:span></text:span><text:span text:style-name="UC_5f_NormalAzul_20_Car"><text:span text:style-name="T8">o Administrador de Proyecto</text:span></text:span><text:span text:style-name="UC_5f_NormalAzul_20_Car"><text:span text:style-name="T6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7">Visualización de lista de proyectos que coinciden con los criterios de búsqueda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7">1.<text:span text:style-name="T15">I</text:span>ngresa el criterio de <text:span text:style-name="T17">búsqueda.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2" office:value-type="string">
            <text:p text:style-name="P11">2.Selecciona la <text:span text:style-name="T17">opción</text:span> Buscar.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7">3.<text:span text:style-name="T15">D</text:span>espliega una lista de <text:span text:style-name="T16">proyectos</text:span> cuyos nombres coincidan con el criterio de <text:span text:style-name="T17">búsqueda.</text:span>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8117453672711238948" text:style-name="WW8Num8">
              <text:list-item>
                <text:p text:style-name="P13"><text:span text:style-name="T17">Búsqueda</text:span> sin resultado.</text:p>
                <text:p text:style-name="P14">En el paso 3, si el sistema no encuentra <text:span text:style-name="T17">ningún</text:span> resultado con el criterio de <text:span text:style-name="T17">búsqueda</text:span>, despliega al usuario un mensaje que indica que no existen <text:span text:style-name="T16">proyectos</text:span> que cumplen con el criterio de <text:span text:style-name="T17">búsqueda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8">2. Al seleccionar la <text:span text:style-name="T17">opción</text:span> Buscar ocurre un fallo de conexión y se despliega un mensaje indicando el error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4">Administrar Proyecto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4</meta:editing-cycles>
    <meta:editing-duration>PT48M5S</meta:editing-duration>
    <dc:date>2014-03-16T20:19:47.749503913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3" meta:word-count="178" meta:character-count="1199" meta:non-whitespace-character-count="1040"/>
  </office:meta>
</office:document-meta>
</file>